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padding="0.097cm" fo:border="0.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5pt solid #000000"/>
    </style:style>
    <style:style style:name="P1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reak-before="page" fo:background-color="#ffff00"/>
      <style:text-properties fo:font-size="10pt" fo:font-weight="bold" officeooo:rsid="022909d0" officeooo:paragraph-rsid="022909d0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ffff00"/>
      <style:text-properties fo:color="#ff3333" loext:opacity="100%"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10pt" fo:language="es" fo:country="ES" fo:font-weight="bold" officeooo:rsid="02698d67" officeooo:paragraph-rsid="02698d67" fo:background-color="#ff333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787d6b" officeooo:paragraph-rsid="022909d0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79348a" officeooo:paragraph-rsid="0279348a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rsid="0279348a" officeooo:paragraph-rsid="0279348a" style:font-size-asian="10pt" style:font-name-complex="Arial" style:font-size-complex="10pt"/>
    </style:style>
    <style:style style:name="P9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6e7bd1" officeooo:paragraph-rsid="022909d0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solid" draw:fill-color="#ccccff" draw:opacity="100%"/>
      <style:paragraph-properties fo:background-color="#ccccff"/>
      <style:text-properties fo:color="#000000" loext:opacity="100%" style:font-name="Arial" fo:font-size="10pt" fo:language="es" fo:country="ES" fo:font-weight="bold" officeooo:rsid="018eeb8e" officeooo:paragraph-rsid="0278063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29c817d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 style:list-style-name="L1">
      <style:text-properties fo:color="#000000" loext:opacity="100%" style:font-name="Arial" fo:font-size="10pt" fo:language="es" fo:country="ES" fo:font-weight="normal" officeooo:rsid="02a13c9f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 style:list-style-name="L1">
      <style:text-properties fo:color="#000000" loext:opacity="100%" style:font-name="Arial" fo:font-size="10pt" fo:language="es" fo:country="ES" fo:font-weight="normal" officeooo:rsid="02a89735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 style:list-style-name="L2">
      <style:text-properties fo:color="#000000" loext:opacity="100%" style:font-name="Arial" fo:font-size="10pt" fo:language="es" fo:country="ES" fo:font-weight="normal" officeooo:rsid="029fc185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 style:list-style-name="L2">
      <style:text-properties fo:color="#000000" loext:opacity="100%" style:font-name="Arial" fo:font-size="10pt" fo:language="es" fo:country="ES" fo:font-weight="normal" officeooo:rsid="02a13c9f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 style:list-style-name="L2">
      <style:text-properties fo:color="#000000" loext:opacity="100%" style:font-name="Arial" fo:font-size="10pt" fo:language="es" fo:country="ES" fo:font-weight="normal" officeooo:rsid="02a3c256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2a13c9f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 style:list-style-name="L3">
      <style:text-properties fo:color="#000000" loext:opacity="100%" style:font-name="Arial" fo:font-size="10pt" fo:language="es" fo:country="ES" fo:font-weight="normal" officeooo:rsid="02a2e093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 style:list-style-name="L3">
      <style:text-properties fo:color="#000000" loext:opacity="100%" style:font-name="Arial" fo:font-size="10pt" fo:language="es" fo:country="ES" fo:font-weight="normal" officeooo:rsid="02a42b53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 style:list-style-name="L3">
      <style:text-properties fo:color="#000000" loext:opacity="100%" style:font-name="Arial" fo:font-size="10pt" fo:language="es" fo:country="ES" fo:font-weight="normal" officeooo:rsid="02a60c18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 style:list-style-name="L3">
      <style:text-properties fo:color="#000000" loext:opacity="100%" style:font-name="Arial" fo:font-size="10pt" fo:language="es" fo:country="ES" fo:font-weight="normal" officeooo:rsid="02a89735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text-properties fo:color="#000000" loext:opacity="100%" style:font-name="Arial" fo:font-size="10pt" fo:language="es" fo:country="ES" fo:font-weight="normal" officeooo:rsid="02a46b56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Table_20_Contents">
      <style:text-properties style:font-name="Arial" fo:font-size="10pt" officeooo:rsid="02783425" officeooo:paragraph-rsid="02783425" style:font-size-asian="10pt" style:font-size-complex="10pt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9e6387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29e4f8b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 style:list-style-name="L4">
      <style:text-properties fo:color="#000000" loext:opacity="100%" style:font-name="Arial" fo:font-size="10pt" fo:language="es" fo:country="ES" fo:font-weight="normal" officeooo:rsid="02a79ce6" officeooo:paragraph-rsid="0278063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 style:list-style-name="L4">
      <style:text-properties officeooo:rsid="02a99f26" officeooo:paragraph-rsid="0278063f"/>
    </style:style>
    <style:style style:name="P29" style:family="paragraph" style:parent-style-name="Standard" style:list-style-name="L4">
      <style:text-properties fo:color="#000000" loext:opacity="100%" style:font-name="Arial" fo:font-size="10pt" fo:language="es" fo:country="ES" officeooo:rsid="02a99f26" officeooo:paragraph-rsid="0278063f" style:font-size-asian="10pt" style:font-size-complex="10pt"/>
    </style:style>
    <style:style style:name="P30" style:family="paragraph" style:parent-style-name="Standard">
      <style:text-properties fo:color="#000000" loext:opacity="100%" style:font-name="Arial" fo:font-size="10pt" fo:language="es" fo:country="ES" officeooo:rsid="02a99f26" officeooo:paragraph-rsid="0278063f" style:font-size-asian="10pt" style:font-size-complex="10pt"/>
    </style:style>
    <style:style style:name="P31" style:family="paragraph" style:parent-style-name="Standard">
      <style:text-properties fo:color="#000000" loext:opacity="100%" style:font-name="Arial" fo:font-size="10pt" fo:language="es" fo:country="ES" officeooo:rsid="02a99f26" officeooo:paragraph-rsid="02783425" style:font-size-asian="10pt" style:font-size-complex="10pt"/>
    </style:style>
    <style:style style:name="T1" style:family="text">
      <style:text-properties fo:color="#ff3333" loext:opacity="100%" style:font-name="Arial" fo:language="es" fo:country="ES" style:language-asian="zxx" style:country-asian="none" style:font-name-complex="Arial" style:language-complex="zxx" style:country-complex="none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237f439" style:font-name-complex="Arial"/>
    </style:style>
    <style:style style:name="T4" style:family="text">
      <style:text-properties style:font-name="Arial" officeooo:rsid="023f7dc3" style:font-name-complex="Arial"/>
    </style:style>
    <style:style style:name="T5" style:family="text">
      <style:text-properties style:font-name="Arial" officeooo:rsid="026b5da7" style:font-name-complex="Arial"/>
    </style:style>
    <style:style style:name="T6" style:family="text">
      <style:text-properties officeooo:rsid="0278063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78063f" style:font-style-asian="italic" style:font-style-complex="italic"/>
    </style:style>
    <style:style style:name="T9" style:family="text">
      <style:text-properties fo:font-style="italic" officeooo:rsid="029b7127" style:font-style-asian="italic" style:font-style-complex="italic"/>
    </style:style>
    <style:style style:name="T10" style:family="text">
      <style:text-properties officeooo:rsid="029d839b"/>
    </style:style>
    <style:style style:name="T11" style:family="text">
      <style:text-properties officeooo:rsid="029dda9b"/>
    </style:style>
    <style:style style:name="T12" style:family="text">
      <style:text-properties officeooo:rsid="029e4f8b"/>
    </style:style>
    <style:style style:name="T13" style:family="text">
      <style:text-properties officeooo:rsid="029fc185"/>
    </style:style>
    <style:style style:name="T14" style:family="text">
      <style:text-properties officeooo:rsid="02a13c9f"/>
    </style:style>
    <style:style style:name="T15" style:family="text">
      <style:text-properties officeooo:rsid="02a42b53"/>
    </style:style>
    <style:style style:name="T16" style:family="text">
      <style:text-properties officeooo:rsid="02a89735"/>
    </style:style>
    <style:style style:name="T17" style:family="text">
      <style:text-properties style:use-window-font-color="true" loext:opacity="0%" style:font-name="Courier New" fo:font-weight="bold" style:font-weight-asian="bold" style:font-weight-complex="bold"/>
    </style:style>
    <style:style style:name="T18" style:family="text">
      <style:text-properties officeooo:rsid="02a2e093"/>
    </style:style>
    <style:style style:name="T19" style:family="text">
      <style:text-properties officeooo:rsid="029b7127"/>
    </style:style>
    <style:style style:name="T20" style:family="text">
      <style:text-properties officeooo:rsid="02a46b56"/>
    </style:style>
    <style:style style:name="T21" style:family="text">
      <style:text-properties officeooo:rsid="02a79ce6"/>
    </style:style>
    <style:style style:name="T22" style:family="text">
      <style:text-properties officeooo:rsid="02acea91"/>
    </style:style>
    <style:style style:name="T23" style:family="text">
      <style:text-properties fo:color="#000000" loext:opacity="100%" style:font-name="Arial" fo:font-size="10pt" fo:language="es" fo:country="ES" fo:font-weight="normal" officeooo:rsid="02a79ce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4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8_1_1_1728386815213_195"/><text:span text:style-name="Strong_20_Emphasis"><text:span text:style-name="T1">AVISO: Las tareas son trabajo individual y no deben ser compartidas con otros compañer@s. Si se detecta o se sospecha que una tarea es copia total o parcial de otra, serán anuladas las 2 tareas, independientemente de quién realizara la versión original. La nota de ambas tareas será de 0 puntos</text:span></text:span><text:span text:style-name="T1"> </text:span></text:p>
      <text:p text:style-name="P2"><text:span text:style-name="T2"/></text:p>
      <text:p text:style-name="P3"><text:span text:style-name="T3">En los apartados en los que</text:span><text:span text:style-name="T2"> es necesario entregar las capturas de pantalla</text:span><text:span text:style-name="T3">,</text:span><text:span text:style-name="T2"> </text:span><text:span text:style-name="T3">éstas</text:span><text:span text:style-name="T2"> deben tener como fondo de pantalla la plataforma </text:span><text:span text:style-name="T3">de fpadistancia </text:span><text:span text:style-name="T2">con tu usuario mostrando claramente la foto de tu perfil. Aquellos apartados/subapartados que no cumplan esta condición no serán corregidos.</text:span><text:span text:style-name="T4"> Por ejemplo:</text:span></text:p>
      <text:p text:style-name="P4"><text:span text:style-name="T2"/></text:p>
      <text:p text:style-name="P5"><text:span text:style-name="T2">CONSEJO PARA NOVAT@S: RECUERDA IR GUARDANDO TU TRABAJO </text:span><text:span text:style-name="T5">(HACIENDO CLIC EN EL DISKETE DE LA BARRA DE HERRAMIENTAS) </text:span><text:span text:style-name="T2">CADA POCO TIEMPO PARA NO PERDERLO.</text:span></text:p>
      <text:p text:style-name="P6"/>
      <text:p text:style-name="P7">Recuerda subir también el código fuente, aparte de GitHub, con este enunciado de la práctica dentro de un fichero .zip.</text:p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8">Repo GitHub:</text:p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p text:style-name="P10">PREGUNTA <text:span text:style-name="T6">1</text:span>: <text:span text:style-name="T7">(</text:span><text:span text:style-name="T8">6</text:span><text:span text:style-name="T9">,</text:span><text:span text:style-name="T7">00 puntos)</text:span></text:p>
      <text:p text:style-name="P11"/>
      <text:p text:style-name="P11">Deseamos crear una aplicación que <text:span text:style-name="T10">modelará o guardará información sobre </text:span><text:span text:style-name="T11">las personas </text:span><text:span text:style-name="T10">que </text:span><text:span text:style-name="T12">conforman la comunidad educativa de u</text:span><text:span text:style-name="T10">n instituto </text:span><text:span text:style-name="T12">de enseñanza secundaria. En concreto</text:span><text:span text:style-name="T13">, tenemos los siguientes tipos de pe</text:span><text:span text:style-name="T14">r</text:span><text:span text:style-name="T13">sonas</text:span><text:span text:style-name="T14">, de los que queremos guardar la información</text:span><text:span text:style-name="T13">:</text:span></text:p>
      <text:list text:style-name="L1">
        <text:list-item>
          <text:p text:style-name="P12">para todas las personas:</text:p>
          <text:list>
            <text:list-item>
              <text:p text:style-name="P12">nombre, apellido1 y apellido2</text:p>
            </text:list-item>
            <text:list-item>
              <text:p text:style-name="P12">fecha nacimiento</text:p>
            </text:list-item>
            <text:list-item>
              <text:p text:style-name="P12">DNI o documento de identificación</text:p>
            </text:list-item>
            <text:list-item>
              <text:p text:style-name="P12">Dirección</text:p>
            </text:list-item>
            <text:list-item>
              <text:p text:style-name="P12">Teléfono(s)</text:p>
            </text:list-item>
            <text:list-item>
              <text:p text:style-name="P13">sexo</text:p>
            </text:list-item>
          </text:list>
        </text:list-item>
      </text:list>
      <text:list text:style-name="L2">
        <text:list-item>
          <text:p text:style-name="P14">administrativos:</text:p>
          <text:list>
            <text:list-item>
              <text:p text:style-name="P15">años de servicio</text:p>
            </text:list-item>
          </text:list>
        </text:list-item>
        <text:list-item>
          <text:p text:style-name="P14">conserjes:</text:p>
          <text:list>
            <text:list-item>
              <text:p text:style-name="P15">años de servicio</text:p>
            </text:list-item>
          </text:list>
        </text:list-item>
        <text:list-item>
          <text:p text:style-name="P14">personal de limpieza:</text:p>
          <text:list>
            <text:list-item>
              <text:p text:style-name="P15">años de servicio</text:p>
            </text:list-item>
          </text:list>
        </text:list-item>
        <text:list-item>
          <text:p text:style-name="P14">profesor<text:span text:style-name="T14">ado</text:span>:</text:p>
          <text:list>
            <text:list-item>
              <text:p text:style-name="P16">años de servicio</text:p>
            </text:list-item>
            <text:list-item>
              <text:p text:style-name="P16">materias que imparte</text:p>
            </text:list-item>
            <text:list-item>
              <text:p text:style-name="P16">cargo directivo: ninguno, dirección, secretariado, jefatura estudios diurno, jefatura estudios personas adultas, vicedirección</text:p>
            </text:list-item>
          </text:list>
        </text:list-item>
        <text:list-item>
          <text:p text:style-name="P15">alumnado de la ESO:</text:p>
          <text:list>
            <text:list-item>
              <text:p text:style-name="P16">curso</text:p>
            </text:list-item>
            <text:list-item>
              <text:p text:style-name="P16">grupo</text:p>
            </text:list-item>
          </text:list>
        </text:list-item>
        <text:list-item>
          <text:p text:style-name="P15">alumnado de Bachillerato</text:p>
          <text:list>
            <text:list-item>
              <text:p text:style-name="P16">curso</text:p>
            </text:list-item>
            <text:list-item>
              <text:p text:style-name="P16">grupo</text:p>
            </text:list-item>
          </text:list>
        </text:list-item>
        <text:list-item>
          <text:p text:style-name="P15">alumnado de Formación Profesional</text:p>
          <text:list>
            <text:list-item>
              <text:p text:style-name="P16">ciclo formativo</text:p>
            </text:list-item>
            <text:list-item>
              <text:p text:style-name="P16">curso</text:p>
            </text:list-item>
            <text:list-item>
              <text:p text:style-name="P16">grupo</text:p>
            </text:list-item>
          </text:list>
        </text:list-item>
      </text:list>
      <text:p text:style-name="P17"/>
      <text:p text:style-name="P17">Crea el código de una jerarquía de clases que permite modelar la información anterior,<text:span text:style-name="T15"> diseñando la/s clase/s abstracta/s, métodos setter/getter, propiedades/atributos, métodos auxiliares, etcétera necesarios.</text:span><text:span text:style-name="T16"> Diseña tu jerarquía de clases teniendo en cuenta que se pueda usar polimorfismo. </text:span></text:p>
      <text:p text:style-name="P17"/>
      <text:p text:style-name="P17"><text:span text:style-name="T15">Ten</text:span> además en cuenta las cuestiones siguientes:</text:p>
      <text:list text:style-name="L3">
        <text:list-item>
          <text:p text:style-name="P18">todas las clases que modelan lo anterior, tendrán un método/función <text:span text:style-name="T17">generarAlAzar()</text:span> que devolverá un objeto de esa clase con información inventada (pero coherente, es decir, con formato que respete la semántica del elemento a representar)<text:span text:style-name="T15">.</text:span></text:p>
        </text:list-item>
        <text:list-item>
          <text:p text:style-name="P19"><text:soft-page-break/>todas las clases implementarán un método <text:span text:style-name="T17">numeroObjetosCreado()</text:span> que devuelva la cantidad de objetos que se han creado de esa clase en concreto.</text:p>
        </text:list-item>
        <text:list-item>
          <text:p text:style-name="P20">implementa el método __toString() para cada clase.</text:p>
        </text:list-item>
        <text:list-item>
          <text:p text:style-name="P21"><text:span text:style-name="T18">todas las clases que modelan lo anterior, tendrán un método</text:span> <text:span text:style-name="T17">trabajar() </text:span>que devolverá un string o cadena indicando lo que hacer una persona de esa clase (por ejemplo: "Soy un estudiante de la ESO y estoy estudiando" ó "Soy una estudiante de la ESO y estoy estudiando"; es decir, se tendrá en cuenta la propiedad "sexo" para imprimir un mensaje correcto).</text:p>
        </text:list-item>
      </text:list>
      <text:p text:style-name="P17"/>
      <text:p text:style-name="P22">Documenta todo el código.</text:p>
      <text:p text:style-name="P22"/>
      <table:table table:name="Tabla1" table:style-name="Tabla1">
        <table:table-column table:style-name="Tabla1.A"/>
        <table:table-row>
          <table:table-cell table:style-name="Tabla1.A1" office:value-type="string">
            <text:p text:style-name="P23">Observaciones:</text:p>
            <text:p text:style-name="P23"/>
            <text:p text:style-name="P23"/>
            <text:p text:style-name="P23"/>
          </table:table-cell>
        </table:table-row>
      </table:table>
      <text:p text:style-name="P22"/>
      <text:p text:style-name="P24"/>
      <text:p text:style-name="P24"/>
      <text:p text:style-name="P10">PREGUNTA <text:span text:style-name="T19">2</text:span>: <text:span text:style-name="T7">(</text:span><text:span text:style-name="T8">4</text:span><text:span text:style-name="T9">,</text:span><text:span text:style-name="T7">00 puntos)</text:span></text:p>
      <text:p text:style-name="P25"/>
      <text:p text:style-name="P26">Continuando con el supuesto de la <text:span text:style-name="T20">pregunta 1</text:span><text:span text:style-name="T21">, crea un script en </text:span><text:span text:style-name="T22">PHP</text:span><text:span text:style-name="T21"> que:</text:span></text:p>
      <text:list text:style-name="L4">
        <text:list-item>
          <text:p text:style-name="P27">Cree un array de 100 objetos al azar de los anteriores.</text:p>
        </text:list-item>
        <text:list-item>
          <text:p text:style-name="P28"><text:span text:style-name="T23">I</text:span><text:span text:style-name="T24">ndique cuántos objetos se crearon de cada clase.</text:span></text:p>
        </text:list-item>
        <text:list-item>
          <text:p text:style-name="P29">Invoque para cada objeto el método <text:span text:style-name="T17">trabajar()</text:span>.</text:p>
        </text:list-item>
      </text:list>
      <text:p text:style-name="P30"/>
      <table:table table:name="Tabla3" table:style-name="Tabla3">
        <table:table-column table:style-name="Tabla3.A"/>
        <table:table-row>
          <table:table-cell table:style-name="Tabla3.A1" office:value-type="string">
            <text:p text:style-name="P23">Observaciones:</text:p>
            <text:p text:style-name="P23"/>
            <text:p text:style-name="P23"/>
            <text:p text:style-name="P23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.5pt" style:font-weight-asian="normal" style:font-size-complex="12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1.505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094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9999ff" loext:opacity="100%" style:font-name="Berlin Sans FB Demi" fo:font-size="10pt" fo:language="zxx" fo:country="none" fo:font-style="normal" fo:text-shadow="1pt 1pt" fo:font-weight="bold" officeooo:rsid="0227e5de" officeooo:paragraph-rsid="0227e5de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9999ff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9999ff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9999ff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9999ff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9999ff" loext:opacity="100%" fo:font-size="8pt" fo:language="zxx" fo:country="none" fo:font-style="normal" fo:text-shadow="1pt 1pt" fo:font-weight="bold" officeooo:rsid="02754f32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76dc95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1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</text:span><text:span text:style-name="MT12">613</text:span><text:span text:style-name="MT11">-</text:span><text:span text:style-name="MT12">DWCS</text:span></text:p>
              <text:p text:style-name="MP4">TAREA EVALUABLE UNIDAD <text:span text:style-name="MT13">3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3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H21M31S</meta:editing-duration>
    <meta:editing-cycles>446</meta:editing-cycles>
    <meta:generator>LibreOffice/24.8.2.1$Windows_X86_64 LibreOffice_project/0f794b6e29741098670a3b95d60478a65d05ef13</meta:generator>
    <dc:date>2024-11-06T16:37:02.417000000</dc:date>
    <meta:print-date>2023-10-17T13:42:09.845000000</meta:print-date>
    <meta:printed-by>Archivos PDF</meta:printed-by>
    <meta:document-statistic meta:table-count="4" meta:image-count="2" meta:object-count="0" meta:page-count="2" meta:paragraph-count="53" meta:word-count="522" meta:character-count="3230" meta:non-whitespace-character-count="2787"/>
    <meta:user-defined meta:name="Info 1"/>
    <meta:user-defined meta:name="Info 2"/>
    <meta:user-defined meta:name="Info 3"/>
    <meta:user-defined meta:name="Info 4"/>
  </office:meta>
</office:document-meta>
</file>